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136fdb" officeooo:paragraph-rsid="00136fdb" style:font-weight-asian="bold" style:font-weight-complex="bold"/>
    </style:style>
    <style:style style:name="P2" style:family="paragraph" style:parent-style-name="Standard">
      <style:text-properties fo:font-weight="bold" officeooo:paragraph-rsid="00136fdb" style:font-weight-asian="bold" style:font-weight-complex="bold"/>
    </style:style>
    <style:style style:name="T1" style:family="text">
      <style:text-properties officeooo:rsid="00136fd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BREVE HISTORIA</text:p>
      <text:p text:style-name="Standard">Pipedrive es una empresa de software que se especializa en el desarrollo de herramientas de gestión de ventas y CRM (Customer Relationship Management). No se considera una solución de ERP (Enterprise Resource Planning), pero ha desempeñado un papel importante en la gestión de ventas y relaciones con clientes para muchas empresas. A continuación, te proporcionaré una breve historia de Pipedrive:</text:p>
      <text:p text:style-name="Standard"/>
      <text:p text:style-name="Standard">Fundación de Pipedrive:</text:p>
      <text:p text:style-name="Standard">Pipedrive fue fundada en 2010 por cuatro empresarios de Estonia: Timo Rein, Urmas Purde, Ragnar Sass y Martin Henk. La compañía se estableció en Tallin, Estonia, y tenía como objetivo ayudar a las empresas a administrar sus procesos de ventas de manera más efectiva.</text:p>
      <text:p text:style-name="Standard"/>
      <text:p text:style-name="Standard">Enfoque en la gestión de ventas:</text:p>
      <text:p text:style-name="Standard">A diferencia de los sistemas de ERP que abarcan una amplia gama de funciones empresariales, Pipedrive se centró en proporcionar una solución específica para la gestión de ventas y CRM. Su plataforma se diseñó para ayudar a las empresas a rastrear sus oportunidades de ventas, automatizar tareas de ventas, gestionar contactos y colaborar de manera más eficiente en el proceso de ventas.</text:p>
      <text:p text:style-name="Standard"/>
      <text:p text:style-name="Standard">Crecimiento y financiamiento:</text:p>
      <text:p text:style-name="Standard">Pipedrive ha experimentado un rápido crecimiento desde su fundación. La compañía ha recaudado fondos significativos a lo largo de los años a través de rondas de financiación, lo que le ha permitido invertir en el desarrollo de su producto y expandir su presencia global.</text:p>
      <text:p text:style-name="Standard"/>
      <text:p text:style-name="Standard">Adopción global:</text:p>
      <text:p text:style-name="Standard">Pipedrive se ha convertido en una solución popular para la gestión de ventas en todo el mundo. Miles de empresas de diversos tamaños y sectores utilizan Pipedrive para optimizar sus procesos de ventas y mejorar sus relaciones con los clientes.</text:p>
      <text:p text:style-name="Standard"/>
      <text:p text:style-name="Standard">Adiciones y mejoras constantes:</text:p>
      <text:p text:style-name="Standard">A lo largo de los años, Pipedrive ha agregado características y funcionalidades adicionales para satisfacer las necesidades cambiantes de sus usuarios. Esto incluye integraciones con otras herramientas empresariales, capacidades de automatización avanzada y análisis de ventas.</text:p>
      <text:p text:style-name="Standard"/>
      <text:p text:style-name="Standard">Si bien Pipedrive no es un sistema de ERP completo, ha desempeñado un papel importante en la optimización de la gestión de ventas y relaciones con los clientes para muchas empresas. Su enfoque específico en estas áreas ha contribuido a su éxito y a su continua evolución como plataforma de gestión de ventas y C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span text:style-name="T1">2- </text:span>situación en el mercado: </text:p>
      <text:p text:style-name="Standard">Hasta mi última actualización de conocimientos en enero de 2022, Pipedrive no se considera un sistema de ERP (Enterprise Resource Planning), sino más bien una plataforma de gestión de ventas y CRM (Customer Relationship Management). Por lo tanto, no competía directamente en el mercado de los sistemas ERP, que se centran en la gestión integral de recursos empresariales, como finanzas, logística, recursos humanos y otros aspectos.</text:p>
      <text:p text:style-name="Standard"/>
      <text:p text:style-name="Standard">Pipedrive se ha centrado en ayudar a las empresas a administrar sus procesos de ventas y mejorar sus relaciones con los clientes. Si bien no compite directamente con los sistemas ERP, ha sido una herramienta popular en el ámbito de las ventas y el marketing. A continuación, te proporciono información general sobre su situación en el mercado hasta 2022:</text:p>
      <text:p text:style-name="Standard"/>
      <text:p text:style-name="Standard">Clientes conocidos: Pipedrive es utilizado por miles de empresas en todo el mundo, desde pequeñas empresas hasta organizaciones más grandes. Algunos de sus clientes conocidos incluyen empresas como Vimeo, Fortinet, Skyscanner, y muchas otras. Pipedrive ha sido especialmente popular entre las empresas que desean una solución eficaz para gestionar sus procesos de ventas y mantener relaciones sólidas con sus clientes.</text:p>
      <text:p text:style-name="Standard"/>
      <text:p text:style-name="Standard">Cuota de mercado: La cuota de mercado de Pipedrive en el ámbito de la gestión de ventas y CRM ha crecido a lo largo de los años, y la empresa ha sido reconocida como una de las principales soluciones en su categoría. Sin embargo, dado que no es un sistema ERP completo, su cuota de mercado no se compara directamente con los gigantes del mercado de ERP, como SAP, Oracle o Microsoft Dynamics.</text:p>
      <text:p text:style-name="Standard"/>
      <text:p text:style-name="Standard">Ten en cuenta que la información sobre Pipedrive y su situación en el mercado puede haber evolucionado desde mi última actualización en enero de 2022. Te recomiendo consultar fuentes actualizadas y la página web oficial de Pipedrive para obtener la información más reciente sobre su cuota de mercado y sus clientes actu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3- C</text:span>aracterísticas técnicas principales:</text:p>
      <text:p text:style-name="Standard">Arquitectura:</text:p>
      <text:p text:style-name="Standard"/>
      <text:p text:style-name="Standard">Pipedrive utiliza una arquitectura basada en la nube (cloud-based). Esto significa que la aplicación y los datos se almacenan en servidores remotos a los que los usuarios acceden a través de internet. Esta arquitectura permite a los usuarios acceder a la plataforma desde cualquier ubicación con una conexión a internet.</text:p>
      <text:p text:style-name="Standard">Lenguaje de Programación:</text:p>
      <text:p text:style-name="Standard"/>
      <text:p text:style-name="Standard">Pipedrive es desarrollado utilizando una variedad de lenguajes de programación, incluyendo Ruby on Rails, JavaScript, y otros. Ruby on Rails es un marco de desarrollo web ampliamente utilizado en la industria, conocido por su eficiencia y facilidad de uso.</text:p>
      <text:p text:style-name="Standard">Base de Datos:</text:p>
      <text:p text:style-name="Standard"/>
      <text:p text:style-name="Standard">En cuanto a la base de datos, Pipedrive ha utilizado PostgreSQL como su sistema de gestión de bases de datos. PostgreSQL es una base de datos relacional de código abierto que es conocida por su confiabilidad y capacidad para manejar grandes volúmenes de d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4- </text:span>front, principales módulos,... </text:p>
      <text:p text:style-name="Standard">Gestión de Contactos y Empresas:</text:p>
      <text:p text:style-name="Standard"/>
      <text:p text:style-name="Standard">Pipedrive permite a los usuarios mantener un registro detallado de sus contactos y las empresas con las que interactúan. Esto incluye información de contacto, historial de comunicación y actividades relacionadas.</text:p>
      <text:p text:style-name="Standard">Gestión de Negocios (Deals):</text:p>
      <text:p text:style-name="Standard"/>
      <text:p text:style-name="Standard">Los "Deals" en Pipedrive representan oportunidades de ventas. Los usuarios pueden crear y dar seguimiento a las oportunidades, registrar detalles como el valor del negocio, el estado y los plazos.</text:p>
      <text:p text:style-name="Standard">Automatización de Ventas:</text:p>
      <text:p text:style-name="Standard"/>
      <text:p text:style-name="Standard">Pipedrive ofrece capacidades de automatización que permiten a los usuarios establecer flujos de trabajo para tareas repetitivas, como el envío de correos electrónicos de seguimiento, la asignación de tareas y recordatorios.</text:p>
      <text:p text:style-name="Standard">Calendario y Programación:</text:p>
      <text:p text:style-name="Standard"/>
      <text:p text:style-name="Standard">Los usuarios pueden programar reuniones y actividades directamente desde la plataforma, lo que facilita la gestión de calendarios y la programación de citas.</text:p>
      <text:p text:style-name="Standard">Comunicación y Correo Electrónico:</text:p>
      <text:p text:style-name="Standard"/>
      <text:p text:style-name="Standard">Pipedrive permite a los usuarios enviar y recibir correos electrónicos directamente desde la aplicación, lo que facilita el seguimiento de las conversaciones y la gestión de la comunicación con los clientes.</text:p>
      <text:p text:style-name="Standard">Informes y Analíticas:</text:p>
      <text:p text:style-name="Standard"/>
      <text:p text:style-name="Standard">Pipedrive proporciona herramientas de generación de informes que permiten a los usuarios realizar un seguimiento del rendimiento de ventas, analizar datos y medir el progreso de las oportunidades de ventas.</text:p>
      <text:p text:style-name="Standard">Integraciones:</text:p>
      <text:p text:style-name="Standard"/>
      <text:p text:style-name="Standard">Pipedrive es conocido por su capacidad de integrarse con una variedad de otras herramientas y servicios, como aplicaciones de marketing, software de soporte al cliente y sistemas de contabilidad, lo que amplía su funcionalidad.</text:p>
      <text:p text:style-name="Standard">Móvil:</text:p>
      <text:p text:style-name="Standard"/>
      <text:p text:style-name="Standard">Pipedrive ofrece aplicaciones móviles para dispositivos iOS y Android, lo que permite a los usuarios acceder a la plataforma y gestionar sus ventas y relaciones con los clientes desde cualquier lug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7:17:10.740000000</meta:creation-date>
    <dc:date>2023-10-26T18:59:56.121000000</dc:date>
    <meta:editing-duration>PT1H42M45S</meta:editing-duration>
    <meta:editing-cycles>1</meta:editing-cycles>
    <meta:document-statistic meta:table-count="0" meta:image-count="0" meta:object-count="0" meta:page-count="4" meta:paragraph-count="43" meta:word-count="1089" meta:character-count="7026" meta:non-whitespace-character-count="5978"/>
    <meta:generator>LibreOffice/7.4.1.2$Windows_x86 LibreOffice_project/3c58a8f3a960df8bc8fd77b461821e42c061c5f0</meta:generator>
  </office:meta>
</office:document-meta>
</file>